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achlieli CLM1" svg:font-family="'Nachlieli CLM'"/>
    <style:font-face style:name="David CLM1" svg:font-family="'David CLM'" style:font-pitch="variable"/>
    <style:font-face style:name="David CLM" svg:font-family="'David CL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David CLM" fo:font-size="12pt" fo:language="en" fo:country="US" fo:font-style="normal" fo:font-weight="normal" style:font-size-asian="12pt" style:font-weight-asian="bold" style:font-name-complex="David CLM" style:font-size-complex="12pt" style:font-style-complex="normal" style:font-weight-complex="norma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David CLM" fo:font-size="12pt" fo:language="en" fo:country="US" fo:font-style="normal" fo:font-weight="normal" style:font-size-asian="12pt" style:font-weight-asian="bold" style:font-name-complex="David CLM" style:font-size-complex="12pt" style:font-style-complex="normal" style:font-weight-complex="normal"/>
    </style:style>
    <style:style style:name="P4" style:family="paragraph" style:parent-style-name="Text_20_body">
      <style:paragraph-properties fo:text-align="end" style:justify-single-word="false" style:writing-mode="rl-tb">
        <style:tab-stops>
          <style:tab-stop style:position="1.9591in"/>
          <style:tab-stop style:position="3.0138in"/>
        </style:tab-stops>
      </style:paragraph-properties>
      <style:text-properties style:font-name="David CLM" fo:font-size="12pt" fo:language="en" fo:country="US" fo:font-style="normal" fo:font-weight="normal" style:font-size-asian="12pt" style:font-weight-asian="bold" style:font-name-complex="David CLM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David CLM" fo:font-size="12pt" fo:language="en" fo:country="US" fo:font-style="normal" fo:font-weight="normal" style:font-size-asian="12pt" style:font-weight-asian="bold" style:font-name-complex="David CLM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-complex="David CLM1"/>
    </style:style>
    <style:style style:name="P8" style:family="paragraph" style:parent-style-name="Text_20_body">
      <style:paragraph-properties fo:text-align="center" style:justify-single-word="false" style:writing-mode="rl-tb"/>
      <style:text-properties style:font-name="David CLM" fo:font-size="16pt" fo:language="en" fo:country="US" fo:font-style="normal" fo:font-weight="normal" style:font-size-asian="14pt" style:font-weight-asian="bold" style:font-name-complex="David CLM" style:font-size-complex="16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writing-mode="rl-tb"/>
      <style:text-properties style:font-name="David CLM" fo:font-size="10pt" fo:language="en" fo:country="US" fo:font-style="normal" fo:font-weight="normal" style:font-size-asian="8.75pt" style:font-weight-asian="bold" style:font-name-complex="David CLM" style:font-size-complex="10pt" style:font-style-complex="normal" style:font-weight-complex="normal"/>
    </style:style>
    <style:style style:name="P10" style:family="paragraph" style:parent-style-name="Brachot_20_HaShachar">
      <style:paragraph-properties fo:text-align="end" style:justify-single-word="false" style:writing-mode="rl-tb">
        <style:tab-stops>
          <style:tab-stop style:position="3.0138in"/>
        </style:tab-stops>
      </style:paragraph-properties>
      <style:text-properties style:font-name-complex="David CLM1"/>
    </style:style>
    <style:style style:name="P11" style:family="paragraph" style:parent-style-name="Brachot_20_HaShachar">
      <style:paragraph-properties fo:margin-left="-0.0063in" fo:margin-right="0in" fo:text-align="end" style:justify-single-word="false" fo:text-indent="0in" style:auto-text-indent="false" style:writing-mode="rl-tb">
        <style:tab-stops/>
      </style:paragraph-properties>
      <style:text-properties style:font-name-complex="David CLM1"/>
    </style:style>
    <style:style style:name="T1" style:family="text">
      <style:text-properties fo:color="#ff0000" style:font-name="David CLM" fo:font-size="10pt" fo:language="en" fo:country="US" fo:font-style="normal" fo:font-weight="normal" style:font-size-asian="10pt" style:font-weight-asian="bold" style:font-name-complex="David CLM" style:font-size-complex="10pt" style:font-style-complex="normal" style:font-weight-complex="normal"/>
    </style:style>
    <style:style style:name="T2" style:family="text">
      <style:text-properties style:font-name="David CLM" fo:font-size="12pt" fo:language="en" fo:country="US" fo:font-style="normal" fo:font-weight="normal" style:font-size-asian="12pt" style:font-weight-asian="bold" style:font-name-complex="David CLM" style:font-size-complex="12pt" style:font-style-complex="normal" style:font-weight-complex="normal"/>
    </style:style>
    <style:style style:name="T3" style:family="text">
      <style:text-properties style:font-name="David CLM" fo:font-size="12pt" fo:language="en" fo:country="US" fo:font-style="normal" fo:font-weight="normal" style:font-size-asian="12pt" style:font-weight-asian="bold" style:font-name-complex="David CLM1" style:font-size-complex="12pt" style:font-style-complex="normal" style:font-weight-complex="normal"/>
    </style:style>
    <style:style style:name="T4" style:family="text">
      <style:text-properties style:font-name="David CLM" fo:font-size="20pt" fo:language="en" fo:country="US" fo:font-style="normal" fo:font-weight="normal" style:font-size-asian="20pt" style:font-weight-asian="bold" style:font-name-complex="David CLM" style:font-size-complex="20pt" style:font-style-complex="normal" style:font-weight-complex="normal"/>
    </style:style>
    <style:style style:name="T5" style:family="text">
      <style:text-properties style:font-name="David CLM" fo:font-size="10pt" fo:language="en" fo:country="US" fo:font-style="normal" fo:font-weight="normal" style:font-size-asian="10pt" style:font-weight-asian="bold" style:font-name-complex="David CLM" style:font-size-complex="10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ברכת החמה <text:span text:style-name="T6">(ע״פ ה״ילקוט יוסף רכט׃ב”)</text:span></text:p>
      <text:p text:style-name="P9">מתפללים שחרית אד אחר קדיש תתקבל, ואז יברך ברכת החמה</text:p>
      <text:p text:style-name="P3">לַמְנַצֵּחַ, מִזְמוֹר לְדָוִד׃ הַשָּׁמַיִם, מְסַפְּרִים כְּבוֹד־אֵל; <text:s/>וּמַעֲשֵׂה יָדָיו, מַגִּיד הָרָקִיעַ׃ יוֹם לְיוֹם, יַבִּיעַ אֹמֶר; <text:s/>וְלַיְלָה לְּלַיְלָה, יְחַוֶּה־דָּעַת׃ אֵין־אֹמֶר, וְאֵין דְּבָרִים, <text:s/>בְּלִי, נִשְׁמָע קוֹלָם׃ בְּכָל־הָאָרֶץ, יָצָא קַוָּם, <text:s/>וּבִקְצֵה תֵבֵל, מִלֵּיהֶם; לַשֶּׁמֶשׁ, <text:s/>שָׂם־אֹהֶל בָּהֶם׃ וְהוּא־כְּחָתָן, יֹצֵא מֵחֻפָּתוֹ; <text:s/>יָשִׂישׂ כְּגִבּוֹר, לָרוּץ אֹרַח׃ מִקְצֵה הַשָּׁמַיִם, מוֹצָאוֹ־וּתְקוּפָתוֹ עַל־קְצוֹתָם; <text:s/>וְאֵין נִסְתָּר, מֵחַמָּתוֹ׃ תּוֹרַת יְהוָה תְּמִימָה, מְשִׁיבַת נָפֶשׁ; <text:s/>עֵדוּת יְהוָה נֶאֱמָנָה, מַחְכִּימַת פֶּתִי׃ פִּקּוּדֵי יְהוָה יְשָׁרִים, מְשַׂמְּחֵי־לֵב; <text:s/>מִצְוַת יְהוָה בָּרָה, מְאִירַת עֵינָיִם׃ יִרְאַת יְהוָה, טְהוֹרָה־עוֹמֶדֶת לָעַד; <text:s/>מִשְׁפְּטֵי־יְהוָה אֱמֶת; צָדְקוּ יַחְדָּו׃<text:bookmark text:name="11"/> הַנֶּחֱמָדִים־מִזָּהָב, וּמִפַּז רָב; <text:s/>וּמְתוּקִים מִדְּבַשׁ, וְנֹפֶת צוּפִים׃<text:bookmark text:name="12"/> גַּם־עַבְדְּךָ, נִזְהָר בָּהֶם; <text:s/>בְּשָׁמְרָם, עֵקֶב רָב׃<text:bookmark text:name="13"/> שְׁגִיאוֹת מִי־יָבִין; <text:s/>מִנִּסְתָּרוֹת נַקֵּנִי׃<text:bookmark text:name="14"/> גַּם מִזֵּדִים, חֲשֹׂךְ עַבְדֶּךָ־ <text:s/>אַל־יִמְשְׁלוּ־בִי אָז אֵיתָם; וְנִקֵּיתִי, <text:s/>מִפֶּשַׁע רָב׃<text:bookmark text:name="15"/> יִהְיוּ לְרָצוֹן אִמְרֵי־פִי, וְהֶגְיוֹן לִבִּי <text:s/>לְפָנֶיךָ, יְהוָה, <text:s/>צוּרִי וְגֹאֲלִי׃</text:p>
      <text:p text:style-name="P3">הַלְלוּיָהּ,הַלְלוּ אֶת־יְהוָה, מִן־הַשָּׁמַיִם; <text:s/>הַלְלוּהוּ, בַּמְּרוֹמִים׃ הַלְלוּהוּ כָל־מַלְאָכָיו; <text:s/>הַלְלוּהוּ, כָּל־צְבָאָו׃ הַלְלוּהוּ, שֶׁמֶשׁ וְיָרֵחַ; <text:s/>הַלְלוּהוּ, כָּל־כּוֹכְבֵי אוֹר׃ הַלְלוּהוּ, שְׁמֵי הַשָּׁמָיִם; <text:s/>וְהַמַּיִם, אֲשֶׁר מֵעַל הַשָּׁמָיִם׃ יְהַלְלוּ, אֶת־שֵׁם יְהוָה, <text:s/>כִּי הוּא צִוָּה וְנִבְרָאוּ׃ וַיַּעֲמִידֵם לָעַד לְעוֹלָם; <text:s/>חָק־נָתַן, וְלֹא יַעֲבוֹר׃</text:p>
      <text:p text:style-name="P2"/>
      <text:p text:style-name="P2">וַיֹּאמֶר אֱלֹהִים, יְהִי מְאֹרֹת בִּרְקִיעַ הַשָּׁמַיִם, לְהַבְדִּיל, בֵּין הַיּוֹם וּבֵין הַלָּיְלָה; וְהָיוּ לְאֹתֹת וּלְמוֹעֲדִים, וּלְיָמִים וְשָׁנִים׃ <text:bookmark text:name="151"/>וְהָיוּ לִמְאוֹרֹת בִּרְקִיעַ הַשָּׁמַיִם, לְהָאִיר עַל־הָאָרֶץ; וַיְהִי־כֵן׃ <text:bookmark text:name="161"/>וַיַּעַשׂ אֱלֹהִים, אֶת־שְׁנֵי הַמְּאֹרֹת הַגְּדֹלִים, אֶת־הַמָּאוֹר הַגָּדֹל, לְמֶמְשֶׁלֶת הַיּוֹם, וְאֶת־הַמָּאוֹר הַקָּטֹן לְמֶמְשֶׁלֶת הַלַּיְלָה, וְאֵת הַכּוֹכָבִים׃ <text:bookmark text:name="17"/>וַיִּתֵּן אֹתָם אֱלֹהִים, בִּרְקִיעַ הַשָּׁמָיִם, לְהָאִיר, עַל־הָאָרֶץ׃ <text:bookmark text:name="18"/>וְלִמְשֹׁל, בַּיּוֹם וּבַלַּיְלָה, וּלְהַבְדִּיל, בֵּין הָאוֹר וּבֵין הַחֹשֶׁךְ; וַיַּרְא אֱלֹהִים, כִּי־טוֹב׃<text:bookmark text:name="19"/> וַיְהִי־עֶרֶב וַיְהִי־בֹקֶר, יוֹם רְבִיעִי׃</text:p>
      <text:p text:style-name="P7"><text:span text:style-name="Default_20_Hebrew"><text:span text:style-name="T2"/></text:span></text:p>
      <text:p text:style-name="P4">הוֹדוּ לַיהוָה כִּי־טוֹב,<text:tab/>כִּי לְעוֹלָם חַסְדּוֹ׃<text:line-break/>הוֹדוּ, לֵאלֹהֵי הָאֱלֹהִים,<text:tab/>כִּי לְעוֹלָם חַסְדּוֹ׃<text:line-break/>הוֹדוּ, לַאֲדֹנֵי הָאֲדֹנִים,<text:tab/>כִּי לְעוֹלָם חַסְדּוֹ׃<text:line-break/>לְעֹשֵׂה נִפְלָאוֹת גְּדֹלוֹת לְבַדּוֹ,<text:tab/>כִּי לְעוֹלָם חַסְדּוֹ׃<text:line-break/>לְעֹשֵׂה הַשָּׁמַיִם, בִּתְבוּנָה,<text:tab/>כִּי לְעוֹלָם חַסְדּוֹ׃<text:line-break/>לְרֹקַע הָאָרֶץ, עַל־הַמָּיִם,<text:tab/>כִּי לְעוֹלָם חַסְדּוֹ׃<text:line-break/>לְעֹשֵׂה, אוֹרִים גְּדֹלִים,<text:tab/>כִּי לְעוֹלָם חַסְדּוֹ׃<text:line-break/>אֶת־הַשֶּׁמֶשׁ, לְמֶמְשֶׁלֶת בַּיּוֹם,<text:tab/>כִּי לְעוֹלָם חַסְדּוֹ׃<text:line-break/>אֶת־הַיָּרֵחַ וְכוֹכָבִים, לְמֶמְשְׁלוֹת בַּלָּיְלָה,<text:line-break/><text:tab/>כִּי לְעוֹלָם חַסְדּוֹ׃<text:line-break/>לְמַכֵּה מִצְרַיִם, בִּבְכוֹרֵיהֶם,<text:tab/>כִּי לְעוֹלָם חַסְדּוֹ׃<text:line-break/><text:bookmark text:name="112"/>וַיּוֹצֵא יִשְׂרָאֵל, מִתּוֹכָם,<text:tab/>כִּי לְעוֹלָם חַסְדּוֹ׃<text:line-break/><text:bookmark text:name="122"/>בְּיָד חֲזָקָה, וּבִזְרוֹעַ נְטוּיָה,<text:tab/>כִּי לְעוֹלָם חַסְדּוֹ׃<text:line-break/><text:bookmark text:name="132"/>לְגֹזֵר יַם־סוּף, לִגְזָרִים,<text:tab/>כִּי לְעוֹלָם חַסְדּוֹ׃<text:line-break/><text:bookmark text:name="142"/>וְהֶעֱבִיר יִשְׂרָאֵל בְּתוֹכוֹ,<text:tab/>כִּי לְעוֹלָם חַסְדּוֹ׃<text:line-break/><text:bookmark text:name="152"/>וְנִעֵר פַּרְעֹה וְחֵילוֹ בְיַם־סוּף,<text:tab/>כִּי לְעוֹלָם חַסְדּוֹ׃<text:line-break/><text:bookmark text:name="162"/>לְמוֹלִיךְ עַמּוֹ, בַּמִּדְבָּר,<text:tab/>כִּי לְעוֹלָם חַסְדּוֹ׃<text:line-break/><text:bookmark text:name="171"/>לְמַכֵּה, מְלָכִים גְּדֹלִים,<text:tab/>כִּי לְעוֹלָם חַסְדּוֹ׃<text:line-break/><text:bookmark text:name="181"/>וַיַּהֲרֹג, מְלָכִים אַדִּירִים,<text:tab/>כִּי לְעוֹלָם חַסְדּוֹ׃<text:line-break/><text:bookmark text:name="191"/>לְסִיחוֹן, מֶלֶךְ הָאֱמֹרִי,<text:tab/>כִּי לְעוֹלָם חַסְדּוֹ׃<text:line-break/>וּלְעוֹג, מֶלֶךְ הַבָּשָׁן,<text:tab/>כִּי לְעוֹלָם חַסְדּוֹ׃<text:line-break/><text:bookmark text:name="211"/>וְנָתַן אַרְצָם לְנַחֲלָה,<text:tab/>כִּי לְעוֹלָם חַסְדּוֹ׃<text:line-break/><text:bookmark text:name="22"/>נַחֲלָה, לְיִשְׂרָאֵל עַבְדּוֹ,<text:tab/>כִּי לְעוֹלָם חַסְדּוֹ׃<text:line-break/><text:bookmark text:name="23"/>שֶׁבְּשִׁפְלֵנוּ, זָכַר לָנוּ,<text:tab/>כִּי לְעוֹלָם חַסְדּוֹ׃<text:line-break/><text:bookmark text:name="24"/>וַיִּפְרְקֵנוּ מִצָּרֵינוּ,<text:tab/>כִּי לְעוֹלָם חַסְדּוֹ׃<text:line-break/><text:bookmark text:name="25"/>נֹתֵן לֶחֶם, לְכָל־בָּשָׂר,<text:tab/>כִּי לְעוֹלָם חַסְדּוֹ׃<text:line-break/><text:bookmark text:name="26"/>הוֹדוּ, לְאֵל הַשָּׁמָיִם,<text:tab/>כִּי לְעוֹלָם חַסְדּוֹ׃</text:p>
      <text:p text:style-name="P2"/>
      <text:p text:style-name="P11"><text:span text:style-name="Default_20_Hebrew"><text:span text:style-name="T4">בָּרוּךְ אַתָּה יהוה, אֱלֹהֵינוּ מֶלֶךְ הָעולָם, עוֹשֶׂה מַעֲשֵׂה בְרֵאשִׁית׃</text:span></text:span></text:p>
      <text:p text:style-name="P10"><text:span text:style-name="Default_20_Hebrew"><text:span text:style-name="T3"/></text:span></text:p>
      <text:p text:style-name="P1"><text:bookmark text:name="33"/><text:span text:style-name="Default_20_Hebrew"><text:span text:style-name="T1">אֵל אָדוֹן עַל־כָּל־הַמַּעֲשִׂים.</text:span></text:span><text:span text:style-name="Default_20_Hebrew"><text:span text:style-name="T5"> בָּרוּךְ וּמְבוֹרָךְ בְּפִי כָל־הַנְּשָׁמָה׃ <text:line-break/>גָּדְלוֹ וְטוּבוֹ מָלֵא עוֹלָם. דַּעַת וּתְבוּנָה סוֹבְבִים הוֹדוֹ׃ <text:line-break/>הַמִּתְגָּאֶה עַל חַיּוֹת הַקֹּדֶשׁ. וְנֶהְדָּר בְּכָבוֹד עַל הַמֶּרְכָּבָה׃ <text:line-break/></text:span></text:span><text:span text:style-name="Default_20_Hebrew"><text:span text:style-name="T5">זְכוּת וּמִישׁוֹר לִפְנֵי כִסְאוֹ. חֶסֶד וְרַחֲמִים מָלֵא כְבוֹדוֹ׃ <text:line-break/>טוֹבִים מְאוֹרוֹת שֶׁבְּרָאָם אֱלהֵינוּ. יְצָרָם בְּדַעַת בְּבִינָה וּבְהַשְׂכֵּל׃ <text:line-break/>כֹּחַ וּגְבוּרָה נָתַן בָּהֶם. לִהְיוֹת מוֹשְׁלִים בְּקֶרֶב תֵּבֵל׃ <text:line-break/>מְלֵאִים זִיו וּמְפִיקִים נוֹגַהּ. נָאֶה זִיוָם בְּכָל־הָעולָם׃ <text:line-break/>שְׂמֵחִים בְּצֵאתָם שָׂשִׂים בְּבוֹאָם. עוֹשִׂים בְּאֵימָה רְצוֹן קוֹנֵיהֶם׃ <text:line-break/>פְּאֵר וְכָבוֹד נוֹתְנִים לִשְׁמוֹ. צָהֳלָה וְרִנָּה לְזֵכֶר מַלְכוּתוֹ׃ <text:line-break/>קָרָא לַשֶּׁמֶשׁ וַיִּזְרַח אוֹר. רָאָה וְהִתְקִין צוּרַת הַלְּבָנָה׃ <text:line-break/>שֶׁבַח נוֹתְנִים לוֹ כָּל־צְבָא מָרוֹם.<text:line-break/>תִּפְאֶרֶת וּגְדוּלָה שְׂרָפִים וְחַיּוֹת וְאוֹפַנֵּי הַקֹּדֶשׁ׃ </text:span></text:span></text:p>
      <text:p text:style-name="P1"><text:span text:style-name="Default_20_Hebrew"><text:span text:style-name="T2"/></text:span></text:p>
      <text:p text:style-name="P1"><text:span text:style-name="Default_20_Hebrew"><text:span text:style-name="T2">אחר ברכת החמה, משלימים התפילה בית יעקב וכו׳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chlieli CLM1" svg:font-family="'Nachlieli CLM'"/>
    <style:font-face style:name="David CLM1" svg:font-family="'David CLM'" style:font-pitch="variable"/>
    <style:font-face style:name="David CLM" svg:font-family="'David CL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Nachlieli CLM" style:font-size-complex="24pt" style:font-weight-complex="bold"/>
    </style:style>
    <style:style style:name="Brachot_20_HaShachar" style:display-name="Brachot HaShachar" style:family="paragraph" style:parent-style-name="Standard">
      <style:paragraph-properties fo:margin-left="0.2in" fo:margin-right="0in" fo:margin-top="0in" fo:margin-bottom="0in" fo:text-align="end" fo:text-align-last="center" style:justify-single-word="false" fo:text-indent="-0.2in" style:auto-text-indent="false">
        <style:tab-stops/>
      </style:paragraph-properties>
    </style:style>
    <style:style style:name="Adon_20_Olam" style:display-name="Adon Olam" style:family="paragraph" style:parent-style-name="Standard">
      <style:paragraph-properties fo:text-align="end" fo:text-align-last="center" style:justify-single-word="false">
        <style:tab-stops>
          <style:tab-stop style:position="0in"/>
          <style:tab-stop style:position="3in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Default_20_Hebrew" style:display-name="Default Hebrew" style:family="text">
      <style:text-properties style:font-size-asian="10.5pt" style:font-name-complex="David CLM" style:font-size-complex="16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footnote-max-height="0in">
        <style:columns fo:column-count="2" fo:column-gap="0.039in">
          <style:column style:rel-width="32767*" fo:start-indent="0in" fo:end-indent="0.0193in"/>
          <style:column style:rel-width="32768*" fo:start-indent="0.019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n Bloom</meta:initial-creator>
    <meta:creation-date>2009-02-22T19:34:43</meta:creation-date>
    <dc:date>2009-03-11T21:24:21</dc:date>
    <meta:editing-duration>PT01H43M21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9" meta:word-count="629" meta:character-count="4648"/>
    <meta:user-defined meta:name="Info 1"/>
    <meta:user-defined meta:name="Info 2"/>
    <meta:user-defined meta:name="Info 3"/>
    <meta:user-defined meta:name="Info 4"/>
  </office:meta>
</office:document-meta>
</file>